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5a9a" officeooo:paragraph-rsid="00015a9a"/>
    </style:style>
    <style:style style:name="P2" style:family="paragraph" style:parent-style-name="Standard">
      <style:text-properties officeooo:rsid="00015a9a" officeooo:paragraph-rsid="000368ec"/>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015a9a" officeooo:paragraph-rsid="00015a9a" style:font-weight-asian="bold" style:font-weight-complex="bold"/>
    </style:style>
    <style:style style:name="P5" style:family="paragraph" style:parent-style-name="Standard">
      <style:text-properties officeooo:rsid="000368ec" officeooo:paragraph-rsid="000368ec"/>
    </style:style>
    <style:style style:name="P6" style:family="paragraph" style:parent-style-name="Standard">
      <style:text-properties style:text-underline-style="solid" style:text-underline-width="auto" style:text-underline-color="font-color" officeooo:rsid="00015a9a" officeooo:paragraph-rsid="00015a9a"/>
    </style:style>
    <style:style style:name="P7" style:family="paragraph" style:parent-style-name="Standard">
      <style:text-properties fo:font-size="13pt" style:text-underline-style="solid" style:text-underline-width="auto" style:text-underline-color="font-color" fo:font-weight="bold" officeooo:rsid="00015a9a" officeooo:paragraph-rsid="00015a9a" style:font-size-asian="13pt" style:font-weight-asian="bold" style:font-size-complex="13pt" style:font-weight-complex="bold"/>
    </style:style>
    <style:style style:name="P8" style:family="paragraph" style:parent-style-name="Standard">
      <style:text-properties fo:font-style="italic" style:text-underline-style="solid" style:text-underline-width="auto" style:text-underline-color="font-color" fo:font-weight="normal" officeooo:rsid="000368ec" officeooo:paragraph-rsid="000368ec" style:font-style-asian="italic" style:font-weight-asian="normal" style:font-style-complex="italic" style:font-weight-complex="normal"/>
    </style:style>
    <style:style style:name="T1" style:family="text">
      <style:text-properties officeooo:rsid="00047d81"/>
    </style:style>
    <style:style style:name="T2" style:family="text">
      <style:text-properties fo:font-size="13pt" fo:font-weight="bold" style:font-size-asian="13pt" style:font-weight-asian="bold" style:font-size-complex="13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7">ABSTRACT </text:p>
      <text:p text:style-name="P1"/>
      <text:p text:style-name="P1">The game of 2048 was invented by...in the year...for a completion. There have been many pieces of research written on implementing Ai search techniques to 2048, such as..x and y. Here I aim to implement a probabilistic sampling algorithm to optimise scoring and achieve the coveted 2048 tile. (rules of game will have been explained already). Monte Carlo Tree Search was the basis of my algorithm, however, due to the stochastic nature of the game, a few key tweaks were required in order to maximise the agents scoring position. The first, and most major of which was only building out a small section of the search tree, but performing multiple roll-outs on the same leaf node and back-propagating the mean average score of all the roll-outs. As outlined below, using this technique I was able to increase the scoring by x% over the traditional Monte Carlo approach which performs multiple roll-outs on the whole search tree. The other key change to my technique was to implement a depth limit on the roll-outs. My feeling is the random nature of the tile drops mean looking too deeply into the tree is a wasted resource, and in fact the best move can be found by taking multiple shallow explorations of the game tree to mitigate the effect of random tiles. </text:p>
      <text:p text:style-name="P1"/>
      <text:p text:style-name="P6"><text:span text:style-name="T2">1. Background / introduction</text:span></text:p>
      <text:p text:style-name="P4"/>
      <text:p text:style-name="P8">Description of 2048</text:p>
      <text:p text:style-name="P1"/>
      <text:p text:style-name="P5">2048 is a game created by Gabrielle Cirilli, an Italian web developer who was inspired by the game of three’s <text:span text:style-name="T1">and created the game over one weekend</text:span>. <text:span text:style-name="T1">At first built as a web project, t</text:span>he game is <text:span text:style-name="T1">now mainly played on mobile devices. The rules are</text:span> relatively simple, the user is presented with a 4 * 4 grid board, on which is <text:span text:style-name="T1">initially</text:span> dropped two random tiles (either a 2 or a 4). Throughout the game the user must decide whether to slide the tiles up, down, left or right with transformations to the tiles happening as outlined by the following rul<text:span text:style-name="T1">es</text:span>:</text:p>
      <text:p text:style-name="P5"/>
      <text:p text:style-name="P5">1. If a tile collides with another tile of the same value, those tiles will be added together and this value is added to the total score.</text:p>
      <text:p text:style-name="P5"/>
      <text:p text:style-name="P5">2. If three tiles collide that have the same value, the tiles farthest from the direction of motion will be added together and this value is added to the total score.</text:p>
      <text:p text:style-name="P5"/>
      <text:p text:style-name="P5">3. If four tiles appear in the same column or row, if slid vertically or horizontally respectively, the tiles in positions 2 and 4 (0 &amp; 2 in computer science parlance) will be added together and the remaining tiles will become blank. The total value of all tiles added will be added to the total score. </text:p>
      <text:p text:style-name="P5"/>
      <text:p text:style-name="P5">Once the user has made her move the system will randomly drop either a 2 or a 4 onto the board (with an 80 / 20 probability split). The aim of the game is initially to achieve a tile with the value “2048” or higher, and secondarily to score as many points as possible. </text:p>
      <text:p text:style-name="P5"/>
      <text:p text:style-name="P8">Description of Mean Average Monte Carlo Search</text:p>
      <text:p text:style-name="P2"/>
      <text:p text:style-name="P1">- Description of MCTS.</text:p>
      <text:p text:style-name="P1">- Brief overview of related work.</text:p>
      <text:p text:style-name="P1"/>
      <text:p text:style-name="P1"/>
      <text:p text:style-name="P3">2. Implementation</text:p>
      <text:p text:style-name="P1"/>
      <text:p text:style-name="P1">- How did I apply MCTS to the game?</text:p>
      <text:p text:style-name="P1">- Describe this at the alogrithmic level, not the code level.</text:p>
      <text:p text:style-name="P1"><text:soft-page-break/></text:p>
      <text:p text:style-name="P4">3. Results</text:p>
      <text:p text:style-name="P1"/>
      <text:p text:style-name="P1">- How did I evaluate the player</text:p>
      <text:p text:style-name="P1">- What were the results</text:p>
      <text:p text:style-name="P1"/>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6T10:20:03.033078002</meta:creation-date>
    <dc:date>2020-01-06T17:45:38.345744139</dc:date>
    <meta:editing-duration>PT56M53S</meta:editing-duration>
    <meta:editing-cycles>2</meta:editing-cycles>
    <meta:generator>LibreOffice/6.3.3.2$Linux_X86_64 LibreOffice_project/30$Build-2</meta:generator>
    <meta:document-statistic meta:table-count="0" meta:image-count="0" meta:object-count="0" meta:page-count="2" meta:paragraph-count="18" meta:word-count="549" meta:character-count="3019" meta:non-whitespace-character-count="2484"/>
  </office:meta>
</office:document-meta>
</file>